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07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6.8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8mm" fo:break-before="auto" style:use-optimal-row-height="true"/>
    </style:style>
    <style:style style:name="ro2" style:family="table-row">
      <style:table-row-properties style:row-height="5.0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result" table:style-name="ta1">
        <table:shapes>
          <draw:frame draw:z-index="0" draw:style-name="gr1" draw:text-style-name="P1" svg:width="185.29mm" svg:height="116.01mm" svg:x="1.1mm" svg:y="34.58mm">
            <loext:p draw:notify-on-update-of-ranges="result.A1:result.BF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53.5mm" svg:height="123.67mm" svg:x="198.55mm" svg:y="49.04mm">
            <loext:p draw:notify-on-update-of-ranges="result.AJ11:result.AJ30 result.AK11:result.AK3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8" table:default-cell-style-name="Default"/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number-columns-repeated="14" table:default-cell-style-name="Default"/>
        <table:table-row table:style-name="ro1">
          <table:table-cell table:number-columns-repeated="2"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8"/>
        </table:table-row>
        <table:table-row table:style-name="ro1">
          <table:table-cell/>
          <table:table-cell table:formula="of:=MEDIAN([.A1:.BF1])" office:value-type="float" office:value="3" calcext:value-type="float">
            <text:p>3</text:p>
          </table:table-cell>
          <table:table-cell table:number-columns-repeated="56"/>
        </table:table-row>
        <table:table-row table:style-name="ro1">
          <table:table-cell/>
          <table:table-cell table:formula="of:=STDEV([.A1:.BF1])" office:value-type="float" office:value="3.73603469375083" calcext:value-type="float">
            <text:p>3,7360346938</text:p>
          </table:table-cell>
          <table:table-cell table:number-columns-repeated="56"/>
        </table:table-row>
        <table:table-row table:style-name="ro1" table:number-rows-repeated="6">
          <table:table-cell table:number-columns-repeated="58"/>
        </table:table-row>
        <table:table-row table:style-name="ro1">
          <table:table-cell table:number-columns-repeated="35"/>
          <table:table-cell office:value-type="float" office:value="-7" calcext:value-type="float">
            <text:p>-7</text:p>
          </table:table-cell>
          <table:table-cell table:number-matrix-columns-spanned="1" table:number-matrix-rows-spanned="21" table:formula="of:=FREQUENCY([.A1:.BF1];[.AJ11:.AJ30]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number-columns-repeated="35"/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number-columns-repeated="35"/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number-columns-repeated="35"/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number-columns-repeated="35"/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table:number-columns-repeated="35"/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table:number-columns-repeated="35"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table:number-columns-repeated="35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table:number-columns-repeated="35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table:number-columns-repeated="35"/>
          <table:table-cell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table:number-columns-repeated="35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1"/>
        </table:table-row>
        <table:table-row table:style-name="ro1">
          <table:table-cell table:number-columns-repeated="35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table:number-columns-repeated="35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1"/>
        </table:table-row>
        <table:table-row table:style-name="ro1">
          <table:table-cell table:number-columns-repeated="35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table:number-columns-repeated="35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table:number-columns-repeated="35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table:number-columns-repeated="35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number-columns-repeated="35"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table:number-columns-repeated="35"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number-columns-repeated="35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2">
          <table:table-cell table:number-columns-repeated="36"/>
          <table:table-cell office:value-type="float" office:value="0" calcext:value-type="float">
            <text:p>0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31">00/00/0000</text:date>, <text:time style:data-style-name="N2" text:time-value="09:41:40.0302615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31T09:51:09.527065749</dc:date>
    <meta:editing-duration>PT12M51S</meta:editing-duration>
    <meta:editing-cycles>3</meta:editing-cycles>
    <meta:generator>LibreOffice/5.1.1.3$Linux_X86_64 LibreOffice_project/10m0$Build-3</meta:generator>
    <meta:document-statistic meta:table-count="1" meta:cell-count="10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Regression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53cm" svg:height="11.602cm" xlink:href=".." xlink:type="simple" chart:class="chart:scatter" chart:style-name="ch1">
        <chart:title svg:x="4.181cm" svg:y="0.367cm" chart:style-name="ch2">
          <text:p>Time Difference Wire Connection MeshBee Server</text:p>
        </chart:title>
        <chart:legend chart:legend-position="end" svg:x="15.466cm" svg:y="5.174cm" style:legend-expansion="high" chart:style-name="ch3"/>
        <chart:plot-area chart:style-name="ch4" table:cell-range-address="result.A1:result.BF1" svg:x="1.461cm" svg:y="1.538cm" svg:width="13.635cm" svg:height="8.771cm">
          <chartooo:coordinate-region svg:x="2.003cm" svg:y="1.777cm" svg:width="12.827cm" svg:height="8.294cm"/>
          <chart:axis chart:dimension="x" chart:name="primary-x" chart:style-name="ch5">
            <chart:title svg:x="7.083cm" svg:y="10.541cm" chart:style-name="ch6">
              <text:p>Time in minutes</text:p>
            </chart:title>
          </chart:axis>
          <chart:axis chart:dimension="y" chart:name="primary-y" chart:style-name="ch5">
            <chart:title svg:x="0.451cm" svg:y="7.515cm" chart:style-name="ch7">
              <text:p>Time difference in ms</text:p>
            </chart:title>
            <chart:grid chart:style-name="ch8" chart:class="major"/>
          </chart:axis>
          <chart:series chart:style-name="ch9" chart:values-cell-range-address="result.A1:result.BF1" chart:class="chart:scatter">
            <chart:regression-curve chart:style-name="ch10">
              <chart:equation chart:display-equation="true" chart:display-r-square="true" svg:x="10.963cm" svg:y="1.777cm"/>
            </chart:regression-curve>
            <chart:data-point chart:repeated="5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-2">
                <text:p>-2</text:p>
                <draw:g>
                  <svg:desc>result.A1:result.BF1</svg:desc>
                </draw:g>
              </table:table-cell>
              <table:table-cell office:value-type="float" office:value="-2">
                <text:p>-2</text:p>
              </table:table-cell>
              <table:table-cell office:value-type="float" office:value="-5">
                <text:p>-5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  <table:table-cell office:value-type="float" office:value="-3">
                <text:p>-3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Linux_X86_64 LibreOffice_project/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351cm" svg:height="12.368cm" xlink:href=".." xlink:type="simple" chart:class="chart:bar" chart:style-name="ch1">
        <chart:title svg:x="8.61cm" svg:y="0.382cm" chart:style-name="ch2">
          <text:p>Errors Wire Connection Synchronization</text:p>
        </chart:title>
        <chart:plot-area chart:style-name="ch3" table:cell-range-address="result.AJ11:result.AK30" chart:data-source-has-labels="column" svg:x="1.598cm" svg:y="1.568cm" svg:width="23.246cm" svg:height="9.492cm">
          <chartooo:coordinate-region svg:x="2.034cm" svg:y="1.807cm" svg:width="22.81cm" svg:height="8.527cm"/>
          <chart:axis chart:dimension="x" chart:name="primary-x" chart:style-name="ch4" chartooo:axis-type="auto">
            <chartooo:date-scale/>
            <chart:title svg:x="12.727cm" svg:y="11.307cm" chart:style-name="ch5">
              <text:p>Errors</text:p>
            </chart:title>
            <chart:categories table:cell-range-address="result.AJ11:result.AJ30"/>
          </chart:axis>
          <chart:axis chart:dimension="y" chart:name="primary-y" chart:style-name="ch6">
            <chart:title svg:x="0.451cm" svg:y="7.998cm" chart:style-name="ch7">
              <text:p>Number of occurances</text:p>
            </chart:title>
            <chart:grid chart:style-name="ch8" chart:class="major"/>
          </chart:axis>
          <chart:series chart:style-name="ch9" chart:values-cell-range-address="result.AK11:result.AK30" chart:class="chart:ba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K</text:p>
              </table:table-cell>
            </table:table-row>
          </table:table-header-rows>
          <table:table-rows>
            <table:table-row>
              <table:table-cell office:value-type="float" office:value="-7">
                <text:p>-7</text:p>
                <draw:g>
                  <svg:desc>result.AJ11:result.AJ30</svg:desc>
                </draw:g>
              </table:table-cell>
              <table:table-cell office:value-type="float" office:value="0">
                <text:p>0</text:p>
                <draw:g>
                  <svg:desc>result.AK11:result.AK30</svg:desc>
                </draw:g>
              </table:table-cell>
            </table:table-row>
            <table:table-row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Linux_X86_64 LibreOffice_project/1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